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75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9.51mm"/>
    </style:style>
    <style:style style:name="co4" style:family="table-column">
      <style:table-column-properties fo:break-before="auto" style:column-width="13.11mm"/>
    </style:style>
    <style:style style:name="co5" style:family="table-column">
      <style:table-column-properties fo:break-before="auto" style:column-width="10.74mm"/>
    </style:style>
    <style:style style:name="co6" style:family="table-column">
      <style:table-column-properties fo:break-before="auto" style:column-width="10.41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22.21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1.54mm"/>
    </style:style>
    <style:style style:name="co13" style:family="table-column">
      <style:table-column-properties fo:break-before="auto" style:column-width="86.2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</style:style>
    <style:style style:name="ce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R_S (current sense resistor for 0-5A output)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hm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office:value-type="string" calcext:value-type="string">
            <text:p>I_O (Maximum output curren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V_IN (input voltage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S (switching frequency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_min</text:p>
          </table:table-cell>
          <table:table-cell table:formula="of:=([.B3]^2/4)/(0.3*[.B4]*[.B2]*[.B3])*1000000" office:value-type="float" office:value="6" calcext:value-type="float">
            <text:p>6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_actu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S (RS power dissipation)</text:p>
          </table:table-cell>
          <table:table-cell table:formula="of:=[.B2]^2*[.B1]" office:value-type="float" office:value="0.25" calcext:value-type="float">
            <text:p>0.25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table:formula="of:=[.B2]+([.B3]^2/4)/(2*[.B4]*[.B6]*0.000001*[.B3])" office:value-type="float" office:value="5.20454545454545" calcext:value-type="float">
            <text:p>5.204545454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uctor saturation current (min)</text:p>
          </table:table-cell>
          <table:table-cell table:formula="of:=[.B8]*1.2" office:value-type="float" office:value="6.24545454545455" calcext:value-type="float">
            <text:p>6.245454545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D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_PU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ut Capacitance (min)</text:p>
          </table:table-cell>
          <table:table-cell table:formula="of:=4*[.B2]" office:value-type="float" office:value="20" calcext:value-type="float">
            <text:p>20</text:p>
          </table:table-cell>
          <table:table-cell office:value-type="string" calcext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capacitance (min)</text:p>
          </table:table-cell>
          <table:table-cell table:formula="of:=[.B2]*22" office:value-type="float" office:value="110" calcext:value-type="float">
            <text:p>110</text:p>
          </table:table-cell>
          <table:table-cell office:value-type="string" calcext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oot capacitance</text:p>
          </table:table-cell>
          <table:table-cell office:value-type="string" calcext:value-type="string">
            <text:p>100-220</text:p>
          </table:table-cell>
          <table:table-cell office:value-type="string" calcext:value-type="string">
            <text:p>nF</text:p>
          </table:table-cell>
          <table:table-cell table:number-columns-repeated="4"/>
          <table:table-cell table:style-name="Default"/>
          <table:table-cell table:number-columns-repeated="5"/>
          <table:table-cell table:style-name="ce35"/>
          <table:table-cell table:style-name="ce36" table:number-columns-repeated="1010"/>
        </table:table-row>
        <table:table-row table:style-name="ro1">
          <table:table-cell office:value-type="string" calcext:value-type="string">
            <text:p>Vcc_int capacitance (mi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F</text:p>
          </table:table-cell>
          <table:table-cell table:number-columns-repeated="4"/>
          <table:table-cell table:style-name="Default"/>
          <table:table-cell table:number-columns-repeated="5"/>
          <table:table-cell table:style-name="ce35"/>
          <table:table-cell table:style-name="ce36" table:number-columns-repeated="1010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igikey</text:p>
          </table:table-cell>
          <table:table-cell table:style-name="ce8" office:value-type="string" calcext:value-type="string">
            <text:p>Price</text:p>
          </table:table-cell>
          <table:table-cell table:style-name="ce11" office:value-type="string" calcext:value-type="string" table:number-columns-spanned="10" table:number-rows-spanned="1">
            <text:p>MOSFET</text:p>
          </table:table-cell>
          <table:covered-table-cell table:number-columns-repeated="9" table:style-name="ce7"/>
          <table:table-cell table:style-name="ce8" office:value-type="string" calcext:value-type="string">
            <text:p>LT374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8" office:value-type="string" calcext:value-type="string">
            <text:p>R_DS_ON</text:p>
          </table:table-cell>
          <table:table-cell table:style-name="ce8" office:value-type="string" calcext:value-type="string">
            <text:p>Q_GD</text:p>
          </table:table-cell>
          <table:table-cell table:style-name="ce8" office:value-type="string" calcext:value-type="string">
            <text:p>Q_GS</text:p>
          </table:table-cell>
          <table:table-cell table:style-name="ce8" office:value-type="string" calcext:value-type="string">
            <text:p>Q_G</text:p>
          </table:table-cell>
          <table:table-cell table:style-name="ce8" office:value-type="string" calcext:value-type="string">
            <text:p>R_G</text:p>
          </table:table-cell>
          <table:table-cell table:style-name="ce8" office:value-type="string" calcext:value-type="string">
            <text:p>V_GS_THR</text:p>
          </table:table-cell>
          <table:table-cell table:style-name="ce8" office:value-type="string" calcext:value-type="string">
            <text:p>rho_T <text:s/>@ 70°C</text:p>
          </table:table-cell>
          <table:table-cell table:style-name="ce8" office:value-type="string" calcext:value-type="string">
            <text:p>Ohmic loss</text:p>
          </table:table-cell>
          <table:table-cell table:style-name="ce8" office:value-type="string" calcext:value-type="string">
            <text:p>Transision loss</text:p>
          </table:table-cell>
          <table:table-cell table:style-name="ce27" office:value-type="string" calcext:value-type="string">
            <text:p>Total Loss</text:p>
          </table:table-cell>
          <table:table-cell table:style-name="ce8" office:value-type="string" calcext:value-type="string">
            <text:p>Drive Los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917-EPC2029ENGRCT-ND</text:p>
          </table:table-cell>
          <table:table-cell table:style-name="ce10" office:value-type="float" office:value="10.28" calcext:value-type="float">
            <text:p>10.28</text:p>
          </table:table-cell>
          <table:table-cell table:style-name="ce12" office:value-type="float" office:value="0.0032" calcext:value-type="float">
            <text:p>0.00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2.5" calcext:value-type="float">
            <text:p>2.5</text:p>
          </table:table-cell>
          <table:table-cell table:style-name="ce25" office:value-type="float" office:value="1.3" calcext:value-type="float">
            <text:p>1.3</text:p>
          </table:table-cell>
          <table:table-cell table:style-name="ce16" table:formula="of:=([.$B$2]^2*[.C20]*[.I20])" office:value-type="float" office:value="0.104" calcext:value-type="float">
            <text:p>0.104</text:p>
          </table:table-cell>
          <table:table-cell table:style-name="ce16" table:formula="of:=(([.$B$3]*[.$B$2]/5)*(([.D20]*0.000000001+[.E20]*0.000000001)*(2*[.G20]+[.$B$11]+[.$B$10]))*[.$B$4])" office:value-type="float" office:value="1.0296" calcext:value-type="float">
            <text:p>1.0296</text:p>
          </table:table-cell>
          <table:table-cell table:style-name="ce28" table:formula="of:=[.J20]+[.K20]" office:value-type="float" office:value="1.1336" calcext:value-type="float">
            <text:p>1.1336</text:p>
          </table:table-cell>
          <table:table-cell table:style-name="ce32" table:formula="of:=([.$B$3]-5)*(2*[.F20]*0.000000001)*[.$B$4]" office:value-type="float" office:value="0.806" calcext:value-type="float">
            <text:p>0.80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SC039N06NSCT-ND</text:p>
          </table:table-cell>
          <table:table-cell table:style-name="ce10" office:value-type="float" office:value="1.53" calcext:value-type="float">
            <text:p>1.53</text:p>
          </table:table-cell>
          <table:table-cell table:style-name="ce13" office:value-type="float" office:value="0.0039" calcext:value-type="float">
            <text:p>0.003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3.3" calcext:value-type="float">
            <text:p>3.3</text:p>
          </table:table-cell>
          <table:table-cell table:style-name="ce21" office:value-type="float" office:value="1.3" calcext:value-type="float">
            <text:p>1.3</text:p>
          </table:table-cell>
          <table:table-cell table:style-name="ce17" table:formula="of:=([.$B$2]^2*[.C21]*[.I21])" office:value-type="float" office:value="0.12675" calcext:value-type="float">
            <text:p>0.12675</text:p>
          </table:table-cell>
          <table:table-cell table:style-name="ce7" table:formula="of:=(([.$B$3]*[.$B$2]/5)*(([.D21]*0.000000001+[.E21]*0.000000001)*(2*[.G21]+[.$B$11]+[.$B$10]))*[.$B$4])" office:value-type="float" office:value="4.8384" calcext:value-type="float">
            <text:p>4.8384</text:p>
          </table:table-cell>
          <table:table-cell table:style-name="ce29" table:formula="of:=[.J21]+[.K21]" office:value-type="float" office:value="4.96515" calcext:value-type="float">
            <text:p>4.96515</text:p>
          </table:table-cell>
          <table:table-cell table:style-name="ce33" table:formula="of:=([.$B$3]-5)*(2*[.F21]*0.000000001)*[.$B$4]" office:value-type="float" office:value="1.984" calcext:value-type="float">
            <text:p>1.98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SZ042N06NSCT-ND</text:p>
          </table:table-cell>
          <table:table-cell table:style-name="ce10" office:value-type="float" office:value="1.58" calcext:value-type="float">
            <text:p>1.58</text:p>
          </table:table-cell>
          <table:table-cell table:style-name="ce13" office:value-type="float" office:value="0.0042" calcext:value-type="float">
            <text:p>0.004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2.4" calcext:value-type="float">
            <text:p>2.4</text:p>
          </table:table-cell>
          <table:table-cell table:style-name="ce17" office:value-type="float" office:value="3.3" calcext:value-type="float">
            <text:p>3.3</text:p>
          </table:table-cell>
          <table:table-cell table:style-name="ce26" office:value-type="float" office:value="1.3" calcext:value-type="float">
            <text:p>1.3</text:p>
          </table:table-cell>
          <table:table-cell table:style-name="ce17" table:formula="of:=([.$B$2]^2*[.C22]*[.I22])" office:value-type="float" office:value="0.1365" calcext:value-type="float">
            <text:p>0.1365</text:p>
          </table:table-cell>
          <table:table-cell table:style-name="ce17" table:formula="of:=(([.$B$3]*[.$B$2]/5)*(([.D22]*0.000000001+[.E22]*0.000000001)*(2*[.G22]+[.$B$11]+[.$B$10]))*[.$B$4])" office:value-type="float" office:value="4.8384" calcext:value-type="float">
            <text:p>4.8384</text:p>
          </table:table-cell>
          <table:table-cell table:style-name="ce29" table:formula="of:=[.J22]+[.K22]" office:value-type="float" office:value="4.9749" calcext:value-type="float">
            <text:p>4.9749</text:p>
          </table:table-cell>
          <table:table-cell table:style-name="ce33" table:formula="of:=([.$B$3]-5)*(2*[.F22]*0.000000001)*[.$B$4]" office:value-type="float" office:value="1.984" calcext:value-type="float">
            <text:p>1.98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NTMFS5C670NLT1GOSTR-ND</text:p>
          </table:table-cell>
          <table:table-cell table:style-name="ce10" office:value-type="float" office:value="1.09" calcext:value-type="float">
            <text:p>1.09</text:p>
          </table:table-cell>
          <table:table-cell table:style-name="ce13" office:value-type="float" office:value="0.008" calcext:value-type="float">
            <text:p>0.00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float" office:value="1.3" calcext:value-type="float">
            <text:p>1.3</text:p>
          </table:table-cell>
          <table:table-cell table:style-name="ce17" table:formula="of:=([.$B$2]^2*[.C23]*[.I23])" office:value-type="float" office:value="0.26" calcext:value-type="float">
            <text:p>0.26</text:p>
          </table:table-cell>
          <table:table-cell table:style-name="ce17" table:formula="of:=(([.$B$3]*[.$B$2]/5)*(([.D23]*0.000000001+[.E23]*0.000000001)*(2*[.G23]+[.$B$11]+[.$B$10]))*[.$B$4])" office:value-type="float" office:value="2.2464" calcext:value-type="float">
            <text:p>2.2464</text:p>
          </table:table-cell>
          <table:table-cell table:style-name="ce29" table:formula="of:=[.J23]+[.K23]" office:value-type="float" office:value="2.5064" calcext:value-type="float">
            <text:p>2.5064</text:p>
          </table:table-cell>
          <table:table-cell table:style-name="ce33" table:formula="of:=([.$B$3]-5)*(2*[.F23]*0.000000001)*[.$B$4]" office:value-type="float" office:value="0.558" calcext:value-type="float">
            <text:p>0.55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497-10575-1-ND</text:p>
          </table:table-cell>
          <table:table-cell table:style-name="ce10" office:value-type="float" office:value="2.07" calcext:value-type="float">
            <text:p>2.07</text:p>
          </table:table-cell>
          <table:table-cell table:style-name="ce13" office:value-type="float" office:value="0.0067" calcext:value-type="float">
            <text:p>0.0067</text:p>
          </table:table-cell>
          <table:table-cell table:style-name="ce7" office:value-type="float" office:value="5.3" calcext:value-type="float">
            <text:p>5.3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12.9" calcext:value-type="float">
            <text:p>12.9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" calcext:value-type="float">
            <text:p>1</text:p>
          </table:table-cell>
          <table:table-cell table:style-name="ce26" office:value-type="float" office:value="1.3" calcext:value-type="float">
            <text:p>1.3</text:p>
          </table:table-cell>
          <table:table-cell table:style-name="ce17" table:formula="of:=([.$B$2]^2*[.C24]*[.I24])" office:value-type="float" office:value="0.21775" calcext:value-type="float">
            <text:p>0.21775</text:p>
          </table:table-cell>
          <table:table-cell table:style-name="ce17" table:formula="of:=(([.$B$3]*[.$B$2]/5)*(([.D24]*0.000000001+[.E24]*0.000000001)*(2*[.G24]+[.$B$11]+[.$B$10]))*[.$B$4])" office:value-type="float" office:value="2.18592" calcext:value-type="float">
            <text:p>2.18592</text:p>
          </table:table-cell>
          <table:table-cell table:style-name="ce29" table:formula="of:=[.J24]+[.K24]" office:value-type="float" office:value="2.40367" calcext:value-type="float">
            <text:p>2.40367</text:p>
          </table:table-cell>
          <table:table-cell table:style-name="ce33" table:formula="of:=([.$B$3]-5)*(2*[.F24]*0.000000001)*[.$B$4]" office:value-type="float" office:value="0.7998" calcext:value-type="float">
            <text:p>0.799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SC093N04LS GCT-ND</text:p>
          </table:table-cell>
          <table:table-cell table:style-name="ce10" office:value-type="float" office:value="0.62" calcext:value-type="float">
            <text:p>0.62</text:p>
          </table:table-cell>
          <table:table-cell table:style-name="ce13" office:value-type="float" office:value="0.0093" calcext:value-type="float">
            <text:p>0.009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3" calcext:value-type="float">
            <text:p>1.3</text:p>
          </table:table-cell>
          <table:table-cell table:style-name="ce17" table:formula="of:=([.$B$2]^2*[.C25]*[.I25])" office:value-type="float" office:value="0.30225" calcext:value-type="float">
            <text:p>0.30225</text:p>
          </table:table-cell>
          <table:table-cell table:style-name="ce17" table:formula="of:=(([.$B$3]*[.$B$2]/5)*(([.D25]*0.000000001+[.E25]*0.000000001)*(2*[.G25]+[.$B$11]+[.$B$10]))*[.$B$4])" office:value-type="float" office:value="1.39104" calcext:value-type="float">
            <text:p>1.39104</text:p>
          </table:table-cell>
          <table:table-cell table:style-name="ce29" table:formula="of:=[.J25]+[.K25]" office:value-type="float" office:value="1.69329" calcext:value-type="float">
            <text:p>1.69329</text:p>
          </table:table-cell>
          <table:table-cell table:style-name="ce33" table:formula="of:=([.$B$3]-5)*(2*[.F25]*0.000000001)*[.$B$4]" office:value-type="float" office:value="1.488" calcext:value-type="float">
            <text:p>1.48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NTD5865NLT4GOSCT-ND</text:p>
          </table:table-cell>
          <table:table-cell table:style-name="ce10" office:value-type="float" office:value="0.65" calcext:value-type="float">
            <text:p>0.65</text:p>
          </table:table-cell>
          <table:table-cell table:style-name="ce14" office:value-type="float" office:value="0.019" calcext:value-type="float">
            <text:p>0.01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1.3" calcext:value-type="float">
            <text:p>1.3</text:p>
          </table:table-cell>
          <table:table-cell table:style-name="ce22" office:value-type="float" office:value="2" calcext:value-type="float">
            <text:p>2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table:formula="of:=([.$B$2]^2*[.C26]*[.I26])" office:value-type="float" office:value="0.6175" calcext:value-type="float">
            <text:p>0.6175</text:p>
          </table:table-cell>
          <table:table-cell table:style-name="ce18" table:formula="of:=(([.$B$3]*[.$B$2]/5)*(([.D26]*0.000000001+[.E26]*0.000000001)*(2*[.G26]+[.$B$11]+[.$B$10]))*[.$B$4])" office:value-type="float" office:value="2.6784" calcext:value-type="float">
            <text:p>2.6784</text:p>
          </table:table-cell>
          <table:table-cell table:style-name="ce30" table:formula="of:=[.J26]+[.K26]" office:value-type="float" office:value="3.2959" calcext:value-type="float">
            <text:p>3.2959</text:p>
          </table:table-cell>
          <table:table-cell table:style-name="ce34" table:formula="of:=([.$B$3]-5)*(2*[.F26]*0.000000001)*[.$B$4]" office:value-type="float" office:value="1.798" calcext:value-type="float">
            <text:p>1.798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Digikey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 table:number-columns-spanned="10" table:number-rows-spanned="1">
            <text:p>Inductor</text:p>
          </table:table-cell>
          <table:covered-table-cell table:number-columns-repeated="9" table:style-name="ce10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1" office:value-type="string" calcext:value-type="string">
            <text:p>Inductance</text:p>
          </table:table-cell>
          <table:table-cell table:style-name="ce11" office:value-type="string" calcext:value-type="string">
            <text:p>DCR</text:p>
          </table:table-cell>
          <table:table-cell table:style-name="ce11" table:number-columns-repeated="3"/>
          <table:table-cell table:style-name="ce23"/>
          <table:table-cell table:style-name="ce11"/>
          <table:table-cell table:style-name="ce11" office:value-type="string" calcext:value-type="string">
            <text:p>Ohmic loss</text:p>
          </table:table-cell>
          <table:table-cell table:style-name="ce10"/>
          <table:table-cell table:style-name="ce11" office:value-type="string" calcext:value-type="string">
            <text:p>Total Los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732-4237-1-ND</text:p>
          </table:table-cell>
          <table:table-cell table:style-name="ce10" office:value-type="float" office:value="7.83" calcext:value-type="float">
            <text:p>7.83</text:p>
          </table:table-cell>
          <table:table-cell table:style-name="ce15" office:value-type="float" office:value="22" calcext:value-type="float">
            <text:p>22</text:p>
          </table:table-cell>
          <table:table-cell table:style-name="ce19" office:value-type="float" office:value="0.007" calcext:value-type="float">
            <text:p>0.007</text:p>
          </table:table-cell>
          <table:table-cell table:style-name="ce19" table:number-columns-repeated="3"/>
          <table:table-cell table:style-name="ce24"/>
          <table:table-cell table:style-name="ce19"/>
          <table:table-cell table:style-name="ce19" table:formula="of:=[.$B$2]^2*[.D30]" office:value-type="float" office:value="0.175" calcext:value-type="float">
            <text:p>0.175</text:p>
          </table:table-cell>
          <table:table-cell table:style-name="ce19"/>
          <table:table-cell table:style-name="ce31" table:formula="of:=[.J30]" office:value-type="float" office:value="0.175" calcext:value-type="float">
            <text:p>0.175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office:value-type="string" calcext:value-type="string">
            <text:p><text:s/>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5:24:49.625983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2:37:32.715391431</meta:creation-date>
    <meta:editing-duration>PT59M16S</meta:editing-duration>
    <meta:editing-cycles>15</meta:editing-cycles>
    <meta:generator>LibreOffice/4.4.5.2$Linux_X86_64 LibreOffice_project/40m0$Build-2</meta:generator>
    <dc:date>2015-10-15T17:25:15.414097343</dc:date>
    <meta:document-statistic meta:table-count="1" meta:cell-count="165" meta:object-count="0"/>
  </office:meta>
</office:document-meta>
</file>